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.176cm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.176cm" loext:contextual-spacing="false" fo:line-height="100%" fo:text-align="justify" style:justify-single-word="false" style:page-number="1"/>
    </style:style>
    <style:style style:name="P4" style:family="paragraph" style:parent-style-name="Standard">
      <style:paragraph-properties fo:margin-left="1.27cm" fo:margin-right="0cm" fo:margin-top="0cm" fo:margin-bottom="0.176cm" loext:contextual-spacing="false" fo:line-height="100%" fo:text-align="justify" style:justify-single-word="false" fo:text-indent="0cm" style:auto-text-indent="false"/>
    </style:style>
    <style:style style:name="P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Helvetica Neue" fo:font-size="12pt" fo:font-weight="bold" style:font-name-asian="Helvetica Neue1" style:font-size-asian="12pt" style:font-weight-asian="bold" style:font-name-complex="Helvetica Neue1" style:font-size-complex="12pt"/>
    </style:style>
    <style:style style:name="T2" style:family="text">
      <style:text-properties style:font-name="Helvetica Neue" fo:font-size="12pt" fo:font-weight="bold" officeooo:rsid="000937c5" style:font-name-asian="Helvetica Neue1" style:font-size-asian="12pt" style:font-weight-asian="bold" style:font-name-complex="Helvetica Neue1" style:font-size-complex="12pt"/>
    </style:style>
    <style:style style:name="T3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4" style:family="text">
      <style:text-properties style:font-name="Helvetica Neue" fo:font-size="12pt" officeooo:rsid="000937c5" style:font-name-asian="Helvetica Neue1" style:font-size-asian="12pt" style:font-name-complex="Helvetica Neue1" style:font-size-complex="12pt"/>
    </style:style>
    <style:style style:name="T5" style:family="text">
      <style:text-properties style:font-name="Helvetica Neue" fo:font-size="12pt" fo:font-weight="normal" officeooo:rsid="000937c5" style:font-name-asian="Helvetica Neue1" style:font-size-asian="12pt" style:font-weight-asian="normal" style:font-name-complex="Helvetica Neue1" style:font-size-complex="12pt" style:font-weight-complex="normal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17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as-char" svg:y="0cm" draw:z-index="0" draw:style-name="gr1" draw:text-style-name="P5" svg:width="0.003cm" svg:height="0.054cm"><text:p/></draw:rect></text:p>
      <text:p text:style-name="P2"><text:span text:style-name="T1">Datum: </text:span><text:span text:style-name="T3">1 September <text:s/>2016</text:span></text:p>
      <text:p text:style-name="P2"><text:span text:style-name="T1">Namn: </text:span><text:span text:style-name="T3"><text:s/></text:span><text:span text:style-name="T4">Eric Amundsson</text:span><text:span text:style-name="T3"> </text:span></text:p>
      <text:p text:style-name="P2"><text:span text:style-name="T1">Roll:</text:span><text:span text:style-name="T3"> <text:s/></text:span><text:span text:style-name="T4">Kvalitets-</text:span><text:span text:style-name="T3"> </text:span><text:span text:style-name="T4">och processansvarig</text:span></text:p>
      <text:p text:style-name="P2"><text:span text:style-name="T1">Uppgift:</text:span></text:p>
      <text:p text:style-name="P4"><text:span text:style-name="T1">Namn:</text:span><text:span text:style-name="T3"> </text:span><text:span text:style-name="T4">Affärsp</text:span><text:span text:style-name="T3">lan</text:span></text:p>
      <text:p text:style-name="P4"><text:span text:style-name="T1">Typ:</text:span><text:span text:style-name="T3"> Business</text:span></text:p>
      <text:p text:style-name="P4"><text:span text:style-name="T1">Domän:</text:span><text:span text:style-name="T3"> Businessdomän</text:span></text:p>
      <text:p text:style-name="P4"><text:span text:style-name="T1">Delegerat av:</text:span><text:span text:style-name="T3"> CEO</text:span></text:p>
      <text:p text:style-name="P2"><text:span text:style-name="T1">Tid:</text:span><text:span text:style-name="T3"> 3 timmar och 15 minuter</text:span></text:p>
      <text:p text:style-name="P2"><draw:rect text:anchor-type="as-char" svg:y="0cm" draw:z-index="1" draw:style-name="gr1" draw:text-style-name="P5" svg:width="0.003cm" svg:height="0.054cm"><text:p/></draw:rect></text:p>
      <text:p text:style-name="P2"><text:span text:style-name="T1">Datum: </text:span><text:span text:style-name="T5">7 </text:span><text:span text:style-name="T3">September <text:s/>2016</text:span></text:p>
      <text:p text:style-name="P2"><text:span text:style-name="T1">Namn: </text:span><text:span text:style-name="T5">Eric</text:span><text:span text:style-name="T3"> </text:span><text:span text:style-name="T4">Amundsson</text:span><text:span text:style-name="T3"> </text:span></text:p>
      <text:p text:style-name="P2"><text:span text:style-name="T1">Roll:</text:span><text:span text:style-name="T3"> </text:span><text:span text:style-name="T4">Kvalitets-</text:span><text:span text:style-name="T3"> </text:span><text:span text:style-name="T4">och processansvarig</text:span></text:p>
      <text:p text:style-name="P2"><text:span text:style-name="T1">Uppgift:</text:span></text:p>
      <text:p text:style-name="P4"><text:span text:style-name="T1">Namn:</text:span><text:span text:style-name="T3"> </text:span><text:span text:style-name="T4">Kvalitets- och processplan</text:span></text:p>
      <text:p text:style-name="P4"><text:span text:style-name="T1">Typ:</text:span><text:span text:style-name="T3"> </text:span><text:span text:style-name="T4">Områdesplan</text:span></text:p>
      <text:p text:style-name="P4"><text:span text:style-name="T1">Domän:</text:span><text:span text:style-name="T3"> </text:span><text:span text:style-name="T4">Kvalitets- och processdomän</text:span></text:p>
      <text:p text:style-name="P4"><text:span text:style-name="T1">Delegerat av:</text:span><text:span text:style-name="T3"> CEO</text:span></text:p>
      <text:p text:style-name="P2"><text:span text:style-name="T1">Tid:</text:span><text:span text:style-name="T3"> </text:span><text:span text:style-name="T4">3</text:span><text:span text:style-name="T3"> timmar</text:span></text:p>
      <text:p text:style-name="P2"><draw:rect text:anchor-type="as-char" svg:y="0cm" draw:z-index="2" draw:style-name="gr1" draw:text-style-name="P5" svg:width="0.003cm" svg:height="0.054cm"><text:p/></draw:rec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sv" fo:country="S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sv" fo:country="S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22:59:32.765000000</dc:date>
    <meta:editing-duration>PT3M23S</meta:editing-duration>
    <meta:editing-cycles>1</meta:editing-cycles>
    <meta:document-statistic meta:table-count="0" meta:image-count="0" meta:object-count="0" meta:page-count="1" meta:paragraph-count="21" meta:word-count="55" meta:character-count="386" meta:non-whitespace-character-count="343"/>
    <meta:generator>LibreOffice/5.2.0.4$Windows_x86 LibreOffice_project/066b007f5ebcc236395c7d282ba488bca6720265</meta:generator>
  </office:meta>
</office:document-meta>
</file>